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e4a7" officeooo:paragraph-rsid="0000e4a7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0e4a7" officeooo:paragraph-rsid="0000e4a7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013625" officeooo:paragraph-rsid="00013625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37289" officeooo:paragraph-rsid="00037289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38576" officeooo:paragraph-rsid="00038576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043570" officeooo:paragraph-rsid="00043570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037289" officeooo:paragraph-rsid="00037289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06f172" officeooo:paragraph-rsid="0006f172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06f172" officeooo:paragraph-rsid="00089b9e" style:font-size-asian="12.25pt" style:font-weight-asian="bold" style:font-size-complex="14pt" style:font-weight-complex="bold"/>
    </style:style>
    <style:style style:name="T1" style:family="text">
      <style:text-properties officeooo:rsid="00038576"/>
    </style:style>
    <style:style style:name="T2" style:family="text">
      <style:text-properties officeooo:rsid="00043570"/>
    </style:style>
    <style:style style:name="T3" style:family="text">
      <style:text-properties officeooo:rsid="00089b9e"/>
    </style:style>
    <style:style style:name="T4" style:family="text">
      <style:text-properties fo:font-weight="normal" officeooo:rsid="00089b9e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04/09/19</text:p>
      <text:p text:style-name="P1"/>
      <text:p text:style-name="P2">Classes e Métodos Genéricos</text:p>
      <text:p text:style-name="P7">Método genérico:</text:p>
      <text:p text:style-name="P6">É fornecido um parâmetro de tipo com o formato &lt;T&gt;</text:p>
      <text:p text:style-name="P3">ex: </text:p>
      <text:p text:style-name="P3"><text:tab/>&gt; ImprimeVetor.java</text:p>
      <text:p text:style-name="P3"/>
      <text:p text:style-name="P7">Classe genérica:</text:p>
      <text:p text:style-name="P4">ex:</text:p>
      <text:p text:style-name="P4"><text:tab/>&gt; <text:span text:style-name="T1">Pilha.java</text:span></text:p>
      <text:p text:style-name="P5"><text:span text:style-name="T2">O</text:span> template de tipo é declarado na criação da classe, <text:span text:style-name="T2">também no formato &lt;E&gt;</text:span></text:p>
      <text:p text:style-name="P5"/>
      <text:p text:style-name="P5"/>
      <text:p text:style-name="P5"/>
      <text:p text:style-name="P8">Listas Encadeadas em Java</text:p>
      <text:p text:style-name="P9"><text:span text:style-name="T4">Implementar:</text:span></text:p>
      <text:p text:style-name="P9"><text:span text:style-name="T4"><text:tab/>&gt; Nodo.java &amp;&amp; Lista.java</text:span>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17:57:53.517480892</meta:creation-date>
    <dc:date>2019-09-04T21:54:22.389618451</dc:date>
    <meta:editing-duration>PT28M11S</meta:editing-duration>
    <meta:editing-cycles>8</meta:editing-cycles>
    <meta:generator>LibreOffice/6.2.6.2$Linux_X86_64 LibreOffice_project/20$Build-2</meta:generator>
    <meta:document-statistic meta:table-count="0" meta:image-count="0" meta:object-count="0" meta:page-count="1" meta:paragraph-count="13" meta:word-count="48" meta:character-count="294" meta:non-whitespace-character-count="255"/>
  </office:meta>
</office:document-meta>
</file>